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A00000124567F9EA5227CA913.png" manifest:media-type="image/png"/>
  <manifest:file-entry manifest:full-path="Pictures/100002010000024000000240E1D707CF34D194E5.png" manifest:media-type="image/png"/>
  <manifest:file-entry manifest:full-path="Pictures/10000201000002D00000036005231EB4BA8CADE2.png" manifest:media-type="image/png"/>
  <manifest:file-entry manifest:full-path="Pictures/10000201000003C700000125C527B6D1E150DB0A.png" manifest:media-type="image/png"/>
  <manifest:file-entry manifest:full-path="Pictures/10000201000002D00000036082E417505D7D3A50.png" manifest:media-type="image/png"/>
  <manifest:file-entry manifest:full-path="Pictures/10000201000002400000024096BC39991D63355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3353a" officeooo:paragraph-rsid="0013353a"/>
    </style:style>
    <style:style style:name="P2" style:family="paragraph" style:parent-style-name="Preformatted_20_Text">
      <style:text-properties officeooo:rsid="0013353a" officeooo:paragraph-rsid="001335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0626in" svg:y="0.4839in" svg:width="6.6929in" svg:height="6.6929in" draw:z-index="0"><draw:image xlink:href="Pictures/100002010000024000000240E1D707CF34D194E5.png" xlink:type="simple" xlink:show="embed" xlink:actuate="onLoad"/></draw:frame></text:p>
      <text:p text:style-name="P1"/>
      <text:p text:style-name="P1"/>
      <text:p text:style-name="P1"><draw:frame draw:style-name="fr1" draw:name="Image2" text:anchor-type="paragraph" svg:x="-0.1457in" svg:y="6.7035in" svg:width="6.6929in" svg:height="2.028in" draw:z-index="1"><draw:image xlink:href="Pictures/10000201000003C700000125C527B6D1E150DB0A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2" draw:name="Image3" text:anchor-type="paragraph" svg:width="6.6929in" svg:height="8.0311in" draw:z-index="2"><draw:image xlink:href="Pictures/10000201000002D00000036082E417505D7D3A50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5" text:anchor-type="paragraph" svg:width="6.6929in" svg:height="6.6929in" draw:z-index="4"><draw:image xlink:href="Pictures/10000201000002400000024096BC39991D63355B.png" xlink:type="simple" xlink:show="embed" xlink:actuate="onLoad"/></draw:frame></text:p>
      <text:p text:style-name="P1"/>
      <text:p text:style-name="P1"/>
      <text:p text:style-name="P1"><draw:frame draw:style-name="fr2" draw:name="Image6" text:anchor-type="paragraph" svg:width="6.6929in" svg:height="2.048in" draw:z-index="5"><draw:image xlink:href="Pictures/10000201000003BA00000124567F9EA5227CA913.png" xlink:type="simple" xlink:show="embed" xlink:actuate="onLoad"/></draw:frame></text:p>
      <text:p text:style-name="P1"><draw:frame draw:style-name="fr3" draw:name="Image4" text:anchor-type="paragraph" svg:width="6.6929in" svg:height="6.6929in" draw:z-index="3"><draw:image xlink:href="Pictures/10000201000002D00000036005231EB4BA8CADE2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16T10:21:28.963433565</dc:date>
    <meta:editing-duration>PT3H42M4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4" meta:paragraph-count="0" meta:word-count="0" meta:character-count="0" meta:non-whitespace-character-count="0"/>
  </office:meta>
</office:document-meta>
</file>